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6585"/>
    </style:style>
    <style:style style:name="P2" style:family="paragraph" style:parent-style-name="Standard">
      <style:text-properties officeooo:rsid="000e6585" officeooo:paragraph-rsid="000e6585"/>
    </style:style>
    <style:style style:name="T1" style:family="text">
      <style:text-properties officeooo:rsid="000e65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roiect CoffeeHouse Jira:</text:span></text:p>
      <text:p text:style-name="P1"><text:a xlink:type="simple" xlink:href="https://borzaramonasorina.atlassian.net/jira/software/c/projects/QS1/boards/4?atlOrigin=eyJpIjoiYWI0NzNiYWMzZTFiNDYyNTk4ZTg2YTEzMTVmOGRjYmUiLCJwIjoiaiJ9" text:style-name="Internet_20_link" text:visited-style-name="Visited_20_Internet_20_Link">https://borzaramonasorina.atlassian.net/jira/software/c/projects/QS1/boards/4?atlOrigin=eyJpIjoiYWI0NzNiYWMzZTFiNDYyNTk4ZTg2YTEzMTVmOGRjYmUiLCJwIjoiaiJ9</text:a></text:p>
      <text:p text:style-name="Standard"/>
      <text:p text:style-name="Standard"/>
      <text:p text:style-name="Standard"/>
      <text:p text:style-name="P2">Poiect CoffeeHouse Testrail:</text:p>
      <text:p text:style-name="P2"><text:a xlink:type="simple" xlink:href="https://ramonatrinc27.testrail.io/index.php?/runs/view/1&amp;group_by=cases:section_id&amp;group_order=asc" text:style-name="Internet_20_link" text:visited-style-name="Visited_20_Internet_20_Link">https://ramonatrinc27.testrail.io/index.php?/runs/view/1&amp;group_by=cases:section_id&amp;group_order=asc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3-04T02:12:52.136000000</meta:creation-date>
    <dc:date>2024-03-04T02:14:47.087000000</dc:date>
    <meta:editing-duration>PT1M56S</meta:editing-duration>
    <meta:editing-cycles>1</meta:editing-cycles>
    <meta:document-statistic meta:table-count="0" meta:image-count="0" meta:object-count="0" meta:page-count="1" meta:paragraph-count="4" meta:word-count="8" meta:character-count="303" meta:non-whitespace-character-count="299"/>
    <meta:generator>LibreOffice/7.3.4.2$Windows_X86_64 LibreOffice_project/728fec16bd5f605073805c3c9e7c4212a0120dc5</meta:generator>
  </office:meta>
</office:document-meta>
</file>